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text-properties fo:language="en" fo:country="US" officeooo:paragraph-rsid="000a5acc"/>
    </style:style>
    <style:style style:name="P2" style:family="paragraph" style:parent-style-name="Heading_20_1">
      <style:text-properties fo:language="en" fo:country="US" officeooo:rsid="000b6285" officeooo:paragraph-rsid="000b6285"/>
    </style:style>
    <style:style style:name="P3" style:family="paragraph" style:parent-style-name="Heading_20_2">
      <style:text-properties fo:language="en" fo:country="US"/>
    </style:style>
    <style:style style:name="P4" style:family="paragraph" style:parent-style-name="Heading_20_2">
      <style:text-properties fo:language="en" fo:country="US" officeooo:rsid="000b6285" officeooo:paragraph-rsid="000b6285"/>
    </style:style>
    <style:style style:name="P5" style:family="paragraph" style:parent-style-name="Heading_20_2">
      <style:text-properties fo:language="en" fo:country="US" officeooo:rsid="000b7d3d" officeooo:paragraph-rsid="000b7d3d"/>
    </style:style>
    <style:style style:name="P6" style:family="paragraph" style:parent-style-name="Subtitle">
      <style:text-properties fo:language="en" fo:country="US" officeooo:rsid="000a5acc" officeooo:paragraph-rsid="000a5acc"/>
    </style:style>
    <style:style style:name="P7" style:family="paragraph" style:parent-style-name="Text_20_body">
      <style:text-properties fo:language="en" fo:country="US" officeooo:rsid="000a5acc" officeooo:paragraph-rsid="000a5acc"/>
    </style:style>
    <style:style style:name="P8" style:family="paragraph" style:parent-style-name="Text_20_body">
      <style:text-properties fo:language="en" fo:country="US" officeooo:paragraph-rsid="000b6285"/>
    </style:style>
    <style:style style:name="P9" style:family="paragraph" style:parent-style-name="Text_20_body">
      <style:text-properties fo:language="en" fo:country="US" officeooo:rsid="000b6285" officeooo:paragraph-rsid="000b6285"/>
    </style:style>
    <style:style style:name="P10" style:family="paragraph" style:parent-style-name="Title">
      <style:paragraph-properties fo:break-before="page"/>
      <style:text-properties fo:language="en" fo:country="US" officeooo:rsid="000a5acc" officeooo:paragraph-rsid="000a5acc" style:language-asian="zxx" style:country-asian="none" style:language-complex="zxx" style:country-complex="none"/>
    </style:style>
    <style:style style:name="T1" style:family="text">
      <style:text-properties officeooo:rsid="000a5acc"/>
    </style:style>
    <style:style style:name="T2" style:family="text">
      <style:text-properties style:language-asian="zxx" style:country-asian="none" style:language-complex="zxx" style:country-complex="none"/>
    </style:style>
    <style:style style:name="T3" style:family="text">
      <style:text-properties officeooo:rsid="000b6285"/>
    </style:style>
    <style:style style:name="T4" style:family="text">
      <style:text-properties fo:color="#c9211e" loext:opacity="100%" fo:font-weight="bold" style:font-weight-asian="bold" style:font-weight-complex="bold"/>
    </style:style>
    <style:style style:name="T5" style:family="text">
      <style:text-properties fo:color="#000000" loext:opacity="100%" fo:font-weight="normal" style:font-weight-asian="normal" style:font-weight-complex="normal"/>
    </style:style>
    <style:style style:name="T6" style:family="text">
      <style:text-properties fo:color="#000000" loext:opacity="100%" fo:font-weight="normal" officeooo:rsid="000b6285" style:font-weight-asian="normal" style:font-weight-complex="normal"/>
    </style:style>
    <style:style style:name="T7" style:family="text">
      <style:text-properties fo:color="#00a933" loext:opacity="100%" fo:font-weight="bold" officeooo:rsid="000b6285" style:font-weight-asian="bold" style:font-weight-complex="bold"/>
    </style:style>
    <style:style style:name="T8" style:family="text">
      <style:text-properties officeooo:rsid="000b7d3d"/>
    </style:style>
    <style:style style:name="T9" style:family="text">
      <style:text-properties style:text-underline-style="solid" style:text-underline-width="auto" style:text-underline-color="font-color"/>
    </style:style>
    <style:style style:name="T10"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Index</text:h>
      <text:h text:style-name="P4" text:outline-level="2"><text:span text:style-name="T8">i</text:span>. Introduction</text:h>
      <text:p text:style-name="P9">1. Instruction formatting</text:p>
      <text:p text:style-name="P8"><text:span text:style-name="T3">2. Sections</text:span></text:p>
      <text:p text:style-name="P9">3. For developers</text:p>
      <text:p text:style-name="P9">4. For players</text:p>
      <text:h text:style-name="P5" text:outline-level="2">ii. How to play</text:h>
      <text:h text:style-name="P5" text:outline-level="2">iii. How to mod</text:h>
      <text:h text:style-name="P5" text:outline-level="2">iv. Programming journey</text:h>
      <text:h text:style-name="P5" text:outline-level="2">v. Fun facts </text:h>
      <text:p text:style-name="P10">Kill-AMLO</text:p>
      <text:p text:style-name="P6"><text:span text:style-name="T2">Rust Edition</text:span></text:p>
      <text:h text:style-name="P1" text:outline-level="1"><text:span text:style-name="T1">Introduction</text:span></text:h>
      <text:h text:style-name="P4" text:outline-level="2">Instruction formatting</text:h>
      <text:p text:style-name="P8"><text:span text:style-name="T1">T</text:span>his documentation uses different formats to display <text:span text:style-name="T3">instructions, the instructions can be code to modify the game, play the game and/or fix the game.</text:span> </text:p>
      <text:p text:style-name="P8"><text:span text:style-name="T3">F</text:span>or developers instructions will be <text:span text:style-name="T3">sometimes</text:span> displayed using <text:span text:style-name="T4">bold red text </text:span><text:span text:style-name="T6">or other shades of red</text:span><text:span text:style-name="T5">.</text:span></text:p>
      <text:p text:style-name="P8"><text:span text:style-name="T6">For players, instructions will be sometimes displayed using </text:span><text:span text:style-name="T7">bold green text </text:span><text:span text:style-name="T6">or other shades of green.</text:span></text:p>
      <text:h text:style-name="P3" text:outline-level="2">Sections</text:h>
      <text:p text:style-name="P9">This doc separates different topics in sections as shown in the index.</text:p>
      <text:h text:style-name="P3" text:outline-level="2">For developers</text:h>
      <text:p text:style-name="P7">This text was created to help developers to create their own mods and additions to the game. In the developers section more information will be displayed and how the game work will be showcased. This documentation <text:s/>also contains information <text:s/>about the development of the game and shows the process of creation where I specify all the details</text:p>
      <text:h text:style-name="P3" text:outline-level="2">For players</text:h>
      <text:p text:style-name="P7">This text also contains information to help players how to play the g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6T18:44:21.191296942</meta:creation-date>
    <dc:date>2022-06-26T19:21:00.946822775</dc:date>
    <meta:editing-duration>PT8M28S</meta:editing-duration>
    <meta:editing-cycles>1</meta:editing-cycles>
    <meta:document-statistic meta:table-count="0" meta:image-count="0" meta:object-count="0" meta:page-count="2" meta:paragraph-count="23" meta:word-count="177" meta:character-count="1076" meta:non-whitespace-character-count="918"/>
    <meta:generator>LibreOffice/7.0.4.2$Linux_X86_64 LibreOffice_project/00$Build-2</meta:generator>
  </office:meta>
</office:document-meta>
</file>